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solid" style:font-name="Times New Roman" style:text-underline-style="none"/>
    </style:style>
    <style:style style:name="T6" style:family="text">
      <style:text-properties style:font-name="Times New Roman1" style:text-underline-style="none"/>
    </style:style>
    <style:style style:name="T7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acob H. Holland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ugust 19, 1891</text:p>
      <text:p text:style-name="P5">Month<text:tab/><text:tab/><text:tab/><text:tab/><text:tab/><text:tab/>August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Baltimore</text:p>
      <text:p text:style-name="P5">State<text:tab/><text:tab/><text:tab/><text:tab/><text:tab/><text:tab/>MD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, beginning with page 2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Balto. Aug. 19, 1891/</text:p>
      <text:p text:style-name="P2">Rev. Dr. S. Morais,/</text:p>
      <text:p text:style-name="P2"><text:tab/>Phila, Pa./</text:p>
      <text:p text:style-name="P2">Dear Sir,/<text:tab/></text:p>
      <text:p text:style-name="P2"><text:tab/>The reference libraries/ of both the Johns Hopkins University and/ the Peabody Institute are closed during/ the summer, and I have had some/ difficulty in verifying my notes. <text:s/>This will/ explain my delay in writing to you. <text:s/>As/ you will remember, I told you, in regard/ to the Lumbrozo matter, that at the present/ time there lived in Turin, one <text:span text:style-name="T2">Professor</text:span><text:span text:style-name="T3">/ </text:span><text:span text:style-name="T2">Cesare Lombroso</text:span><text:span text:style-name="T3">, a Jew and an em-/inent penalogist. <text:s/>You agreed that he, as/ a man of great learning would be/ more likely than any of his connections/</text:span></text:p>
      <text:p text:style-name="P2"><text:span text:style-name="T3"/></text:p>
      <text:p text:style-name="P2"><text:span text:style-name="T3">[Page 2]</text:span></text:p>
      <text:p text:style-name="P2"><text:span text:style-name="T3">to know the history of his family and to/ throw light on the mysterious "Dr Jacob/ Lumbrozo" who </text:span><text:soft-page-break/><text:span text:style-name="T3">flourished in Maryland/ </text:span><text:span text:style-name="T4">about</text:span><text:span text:style-name="T3"> as early as 1657. <text:s/>You were kind/ enough to consent to write to Dr. Lom-/brozo, but thought it would be better to/ first learn from your Italian correspon-/dent exactly who and what he is. <text:s/>Accord-/ingly you wished for some facts to enable/ your friend to locate him. <text:s/>Those which/ I add are, I fear, hardly as satisfactory/ as they might be. <text:s/>Professor Lombroso is/ a man of such great fame, however,/ that I am sure they are sufficient to/ identify him./</text:span></text:p>
      <text:p text:style-name="P2"><text:span text:style-name="T3"><text:tab/>A brief sketch of him--as a/ criminal anthropologist, not as a Jew--/ is given in Havelock Ellis' new book "The/ Criminal"-p. 28. <text:s/>It says in part:/</text:span></text:p>
      <text:p text:style-name="P2"><text:span text:style-name="T3"><text:tab/>'Prof. Cesare Lombroso of Turin,--/ of the University of Turin, I believe--was/ born in 1836 of Venetian parentage. <text:s/>His/</text:span></text:p>
      <text:p text:style-name="P2"><text:span text:style-name="T3"/></text:p>
      <text:p text:style-name="P2"><text:span text:style-name="T3">[Page 3]</text:span></text:p>
      <text:p text:style-name="P2"><text:span text:style-name="T3">youth was devoted to literary, sociological/ and archaeological studies. <text:s/>In 1859 he/ became a soldier and afterwards a mil-/itary surgeon. <text:s/>In 1862, he was placed in/ charge of the Department of Mental Diseases/ at </text:span><text:span text:style-name="T4">Pavia</text:span><text:span text:style-name="T3"> the University of Pavia. <text:s/>From there/ he was called to the head of the Asylum at/ Pesaro, but returned to psychical work in/ Pavia. <text:s/>In 1876 appeared the first volume of/ his great work, L'Uomo Delinquente, the/ second not until 1889. <text:s/>More recently he has/ written in collaboration with an attor-/ney, R. Laschi, a work advocating the/ hereditary theory of political crimes, the/ title of which is "Il delitto politico e le Rev-/oluzioni"/</text:span></text:p>
      <text:p text:style-name="P2"><text:span text:style-name="T3"><text:tab/>Sch</text:span><text:span text:style-name="T6">ü</text:span><text:span text:style-name="T7">rer in his Geschichte des/ J</text:span><text:span text:style-name="T6">ü</text:span><text:span text:style-name="T7">dischen Volkes zur Zeit Jesu-Vol II, p. 534,/ 536 refers to a monograph by one Lom-/broso, in all likelihood the name Prof./ Cesare Lombroso, since it was published/ in a Turin </text:span><text:span text:style-name="T5">Jo</text:span><text:span text:style-name="T7"> journal--Memorio della/</text:span></text:p>
      <text:p text:style-name="P2"><text:span text:style-name="T7"/></text:p>
      <text:p text:style-name="P2"><text:span text:style-name="T7">[Page 4]</text:span></text:p>
      <text:p text:style-name="P2"><text:span text:style-name="T7">Reale Academia della Grenze de Turino/--Series II, vol XXVII. <text:s/>It is interesting as/ showing that Lombrozo is interested in/ Jewish history as it is an historical study/ of the status of the Alexandrian Jews during/ the palmy days of the Egyptian city./</text:span></text:p>
      <text:p text:style-name="P2"><text:span text:style-name="T7"><text:tab/>This is about all that I/ have been able to learn of him. <text:s/>I have/ encountered various references to what/ are undoubtedly other members of the same/ family. <text:s/>These, as well as the known de-/tails of the life of the Maryland Lumbrozo,/ I will communicate whenever you may/ wish. <text:s/>Thanking you exceedingly for/ your very kind courtesy, of which, as you/ see, I have not hesitated to avail my-/self, I remain/ Yours truly/ Jacob H. Hollander,/ Johns Hopkins Univ./ Balto., In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2:06:07.50</meta:creation-date>
    <meta:document-statistic meta:table-count="0" meta:image-count="0" meta:object-count="0" meta:page-count="3" meta:paragraph-count="76" meta:word-count="702" meta:character-count="4382"/>
    <dc:date>2011-11-28T12:22:11.91</dc:date>
    <dc:creator>Penn Libraries</dc:creator>
    <meta:editing-duration>PT00H00M23S</meta:editing-duration>
    <meta:editing-cycles>1</meta:editing-cycles>
    <meta:generator>OpenOffice.org/3.2$Win32 OpenOffice.org_project/320m12$Build-9483</meta:generator>
  </office:meta>
</office:document-meta>
</file>